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80c3" officeooo:paragraph-rsid="000080c3"/>
    </style:style>
    <style:style style:name="P2" style:family="paragraph" style:parent-style-name="Standard">
      <style:text-properties officeooo:rsid="00011f6e" officeooo:paragraph-rsid="00011f6e"/>
    </style:style>
    <style:style style:name="P3" style:family="paragraph" style:parent-style-name="Standard">
      <style:text-properties officeooo:paragraph-rsid="00011f6e"/>
    </style:style>
    <style:style style:name="P4" style:family="paragraph" style:parent-style-name="Standard">
      <style:text-properties officeooo:rsid="0001c78b" officeooo:paragraph-rsid="0001c78b"/>
    </style:style>
    <style:style style:name="T1" style:family="text">
      <style:text-properties officeooo:rsid="00011f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tivo.</text:p>
      <text:p text:style-name="P1"/>
      <text:p text:style-name="P1">O presente trabalho tem como objetivo analisar a distribuição de renda no estado da Bahia.</text:p>
      <text:p text:style-name="P1">Tentar usar a matriz de mantel ou envelope simulado para tentar verificar padrão espacial.</text:p>
      <text:p text:style-name="P1"/>
      <text:p text:style-name="P2">Falar sobre pib per capita das cidades que mais se destacam.</text:p>
      <text:p text:style-name="P3"><text:span text:style-name="T1">Ultilizar o</text:span> índice de Gini do Brasil .</text:p>
      <text:p text:style-name="P3"/>
      <text:p text:style-name="P4">Tentar relacionar o numero de criancas com filho as cidades com maior e menor rend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5T16:10:23.626000000</meta:creation-date>
    <dc:date>2024-10-05T17:37:00.783000000</dc:date>
    <meta:editing-duration>PT59M21S</meta:editing-duration>
    <meta:editing-cycles>1</meta:editing-cycles>
    <meta:document-statistic meta:table-count="0" meta:image-count="0" meta:object-count="0" meta:page-count="1" meta:paragraph-count="6" meta:word-count="64" meta:character-count="370" meta:non-whitespace-character-count="312"/>
    <meta:generator>LibreOffice/24.2.3.2$Windows_X86_64 LibreOffice_project/433d9c2ded56988e8a90e6b2e771ee4e6a5ab2ba</meta:generator>
  </office:meta>
</office:document-meta>
</file>